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ea8d" officeooo:paragraph-rsid="001aea8d"/>
    </style:style>
    <style:style style:name="P2" style:family="paragraph" style:parent-style-name="Standard" style:list-style-name="L1">
      <style:text-properties officeooo:rsid="001aea8d" officeooo:paragraph-rsid="001aea8d"/>
    </style:style>
    <style:style style:name="P3" style:family="paragraph" style:parent-style-name="Standard" style:list-style-name="L2">
      <style:text-properties officeooo:rsid="001aea8d" officeooo:paragraph-rsid="001aea8d"/>
    </style:style>
    <style:style style:name="P4" style:family="paragraph" style:parent-style-name="Standard" style:list-style-name="L5">
      <style:text-properties officeooo:rsid="001aea8d" officeooo:paragraph-rsid="001aea8d"/>
    </style:style>
    <style:style style:name="P5" style:family="paragraph" style:parent-style-name="Standard" style:list-style-name="L6">
      <style:text-properties officeooo:rsid="001aea8d" officeooo:paragraph-rsid="001aea8d"/>
    </style:style>
    <style:style style:name="P6" style:family="paragraph" style:parent-style-name="Standard">
      <style:paragraph-properties fo:text-align="center" style:justify-single-word="false"/>
      <style:text-properties officeooo:rsid="001aea8d" officeooo:paragraph-rsid="001aea8d"/>
    </style:style>
    <style:style style:name="P7" style:family="paragraph" style:parent-style-name="Standard">
      <style:text-properties officeooo:paragraph-rsid="001aea8d"/>
    </style:style>
    <style:style style:name="P8" style:family="paragraph" style:parent-style-name="Standard" style:list-style-name="L1">
      <style:text-properties officeooo:paragraph-rsid="001aea8d"/>
    </style:style>
    <style:style style:name="T1" style:family="text">
      <style:text-properties officeooo:rsid="001aea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route vers le succès</text:p>
      <text:p text:style-name="P1"/>
      <text:p text:style-name="P1"/>
      <text:p text:style-name="P1">Nous sommes 4 développeur en apprentissage.</text:p>
      <text:p text:style-name="P1"/>
      <text:p text:style-name="P1">Aujourd’hui 29 novembre l’entreprise « E-succes » nous a contacté pour la conception et le déploiement de leur plate forme de vente en ligne.</text:p>
      <text:p text:style-name="P1"/>
      <text:p text:style-name="P1">Le cahier des charges nous a été transmis par le client, à nous de l’analyser afin de définir la charge de travail de l’équipe, et prendre la décision de réaliser ce projet.</text:p>
      <text:p text:style-name="P1"/>
      <text:list text:style-name="L1">
        <text:list-item>
          <text:p text:style-name="P2">Synthétiser les différentes ressources nécessaire.</text:p>
        </text:list-item>
        <text:list-item>
          <text:p text:style-name="P8"><text:span text:style-name="T1">Évaluer le coût afin de transmettre un devis au client.</text:span></text:p>
        </text:list-item>
      </text:list>
      <text:p text:style-name="P7"/>
      <text:p text:style-name="P1">Voici les différentes étapes que nous avons déterminées (le cahier des charge étant déjà produit, toutes les étapes de conceptions de celui-ci ne sont pas nécessaire, néanmoins si besoin une communication fluide avec le client nous permet d’éclaircir sa demande).</text:p>
      <text:p text:style-name="P1"/>
      <text:list text:style-name="L2">
        <text:list-item>
          <text:p text:style-name="P3">Conception de l’UX</text:p>
        </text:list-item>
      </text:list>
      <text:p text:style-name="P1"/>
      <text:p text:style-name="P1">User expérience, terme désignant l’utilisabilité, le ressenti et l’apparence de la solution que nous souhaitons livrer.</text:p>
      <text:p text:style-name="P1"/>
      <text:p text:style-name="P1">Il est primordiale de penser à tout ses aspects afin de pouvoir déterminer les contraintes auquel notre produit devra répondre pour satisfaire aux attentes du client. <text:s/></text:p>
      <text:p text:style-name="P1"/>
      <text:list text:continue-numbering="true" text:style-name="L2">
        <text:list-item>
          <text:p text:style-name="P3">Développement</text:p>
        </text:list-item>
      </text:list>
      <text:p text:style-name="P1"/>
      <text:p text:style-name="P1">Il s’agira pour nous de déterminer le planning que nous allons suivre et les différentes étapes de production.</text:p>
      <text:p text:style-name="P1"/>
      <text:p text:style-name="P1">Au client nous livrerons une maquette afin de produire plus tard la solution la plus adéquate à son besoin.</text:p>
      <text:p text:style-name="P1"/>
      <text:p text:style-name="P1">Développer la solution selon le planning tout en ayant régulièrement des échéance de concertation avec le client pour effectuer les ajustements nécessaire, et le renseigner sur l’avancée du projet. </text:p>
      <text:p text:style-name="P1"/>
      <text:list text:style-name="L5">
        <text:list-item>
          <text:p text:style-name="P4">Recette</text:p>
        </text:list-item>
      </text:list>
      <text:p text:style-name="P1"/>
      <text:p text:style-name="P1">Phase de contrôle de la solution qui sera produite, il s’agira d’un passage d’une batterie de tests et de contrôle afin de débuter la mise en production.</text:p>
      <text:p text:style-name="P1"/>
      <text:list text:style-name="L6">
        <text:list-item>
          <text:p text:style-name="P5">Mise en production</text:p>
        </text:list-item>
      </text:list>
      <text:p text:style-name="P1"/>
      <text:p text:style-name="P1">Mise en fonction de la solution.</text:p>
      <text:p text:style-name="P1"/>
      <text:p text:style-name="P6">Suite à l’acceptation de notre devis par le client, Nous débutons la conception de l’expérience utilisateur.</text:p>
      <text:p text:style-name="P1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1:26:36.108000000</meta:creation-date>
    <dc:date>2023-11-29T14:13:29.922000000</dc:date>
    <meta:editing-duration>PT2H46M54S</meta:editing-duration>
    <meta:editing-cycles>1</meta:editing-cycles>
    <meta:document-statistic meta:table-count="0" meta:image-count="0" meta:object-count="0" meta:page-count="1" meta:paragraph-count="19" meta:word-count="293" meta:character-count="1809" meta:non-whitespace-character-count="1538"/>
    <meta:generator>LibreOffice/7.6.1.2$Windows_X86_64 LibreOffice_project/f5defcebd022c5bc36bbb79be232cb6926d8f674</meta:generator>
  </office:meta>
</office:document-meta>
</file>